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2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301cm" svg:y="5.371cm" presentation:class="title" presentation:user-transformed="true">
          <draw:text-box>
            <text:p>Extinción</text:p>
          </draw:text-box>
        </draw:frame>
        <draw:frame presentation:style-name="pr2" draw:text-style-name="P2" draw:layer="layout" svg:width="25.199cm" svg:height="2.819cm" svg:x="1.4cm" svg:y="10cm" presentation:class="subtitle" presentation:user-transformed="true">
          <draw:text-box>
            <text:p>Biogeografí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6" draw:display-name="Gradient 6" draw:style="radial" draw:cx="50%" draw:cy="50%" draw:start-color="#18ffff" draw:end-color="#ff1744" draw:start-intensity="100%" draw:end-intensity="100%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4-08-14T13:10:46.399270006</meta:creation-date>
    <dc:date>2024-08-22T17:17:42.414457776</dc:date>
    <dc:creator>Gerardo Martín</dc:creator>
    <meta:editing-duration>PT4H44M30S</meta:editing-duration>
    <meta:editing-cycles>12</meta:editing-cycles>
    <meta:generator>LibreOffice/7.3.7.2$Linux_X86_64 LibreOffice_project/30$Build-2</meta:generator>
    <meta:document-statistic meta:object-count="29"/>
  </office:meta>
</office:document-meta>
</file>